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4-08-12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3512" calcext:value-type="float">
            <text:p>181.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4-05-0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88232" calcext:value-type="float">
            <text:p>181.6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4-02-05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9128" calcext:value-type="float">
            <text:p>181.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3-11-06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79672" calcext:value-type="float">
            <text:p>181.7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3-10-10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77208" calcext:value-type="float">
            <text:p>181.8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3-08-0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0088" calcext:value-type="float">
            <text:p>182.0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3-05-1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1592" calcext:value-type="float">
            <text:p>181.9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3-02-22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68064" calcext:value-type="float">
            <text:p>181.8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2-11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9776" calcext:value-type="float">
            <text:p>181.8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2-10-1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0256" calcext:value-type="float">
            <text:p>181.8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2-08-08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94" calcext:value-type="float">
            <text:p>181.8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2-05-0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35832" calcext:value-type="float">
            <text:p>181.53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2-02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96208" calcext:value-type="float">
            <text:p>181.4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1-12-09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6104" calcext:value-type="float">
            <text:p>181.4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1-10-13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6688" calcext:value-type="float">
            <text:p>181.5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9128" calcext:value-type="float">
            <text:p>181.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1-05-0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82848" calcext:value-type="float">
            <text:p>181.2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1-02-04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0-11-10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5208" calcext:value-type="float">
            <text:p>181.1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0-10-15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1888" calcext:value-type="float">
            <text:p>181.2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0-08-1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37128" calcext:value-type="float">
            <text:p>181.2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0-05-0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4624" calcext:value-type="float">
            <text:p>181.0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20-02-05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8048" calcext:value-type="float">
            <text:p>180.9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9-11-12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452" calcext:value-type="float">
            <text:p>180.9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9-10-0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6648" calcext:value-type="float">
            <text:p>181.2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9-08-1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51784" calcext:value-type="float">
            <text:p>181.1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9-05-0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7568" calcext:value-type="float">
            <text:p>180.9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9-02-13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6816" calcext:value-type="float">
            <text:p>181.0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8-11-0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168" calcext:value-type="float">
            <text:p>181.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8-10-1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456" calcext:value-type="float">
            <text:p>181.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8-08-07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36" calcext:value-type="float">
            <text:p>181.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8-05-14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216" calcext:value-type="float">
            <text:p>181.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8-02-0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2744" calcext:value-type="float">
            <text:p>181.2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7-1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7-10-1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7984" calcext:value-type="float">
            <text:p>181.2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7-08-01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46856" calcext:value-type="float">
            <text:p>181.3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7-05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7-02-09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02304" calcext:value-type="float">
            <text:p>181.5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6-11-0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87648" calcext:value-type="float">
            <text:p>181.5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6-10-2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87648" calcext:value-type="float">
            <text:p>181.5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6-08-10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18712" calcext:value-type="float">
            <text:p>181.7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6-05-1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96792" calcext:value-type="float">
            <text:p>181.5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6-03-16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59632" calcext:value-type="float">
            <text:p>181.4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6-02-08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4744" calcext:value-type="float">
            <text:p>181.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5-11-1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87064" calcext:value-type="float">
            <text:p>181.4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5-10-0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18128" calcext:value-type="float">
            <text:p>181.61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5-09-0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42512" calcext:value-type="float">
            <text:p>181.6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5-08-12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364" calcext:value-type="float">
            <text:p>181.5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5-05-0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31616" calcext:value-type="float">
            <text:p>181.3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5-03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0176" calcext:value-type="float">
            <text:p>181.2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4-11-1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884" calcext:value-type="float">
            <text:p>181.2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4-10-01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90112" calcext:value-type="float">
            <text:p>181.4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4-05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6376" calcext:value-type="float">
            <text:p>181.3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3-11-04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3-05-02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5584" calcext:value-type="float">
            <text:p>181.0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3-03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3288" calcext:value-type="float">
            <text:p>180.9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2-11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4144" calcext:value-type="float">
            <text:p>180.9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2-09-2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884" calcext:value-type="float">
            <text:p>181.2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2-03-06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0032" calcext:value-type="float">
            <text:p>180.8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1-11-02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976" calcext:value-type="float">
            <text:p>180.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1-10-25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0616" calcext:value-type="float">
            <text:p>180.9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1-06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8216" calcext:value-type="float">
            <text:p>180.7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1-03-28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928" calcext:value-type="float">
            <text:p>180.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1-03-0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6816" calcext:value-type="float">
            <text:p>181.0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0-11-02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54832" calcext:value-type="float">
            <text:p>181.1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0-10-20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0072" calcext:value-type="float">
            <text:p>181.1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10-03-10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9-10-22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2056" calcext:value-type="float">
            <text:p>181.0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9-07-08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9488" calcext:value-type="float">
            <text:p>181.0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9-06-0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6168" calcext:value-type="float">
            <text:p>181.1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9-05-06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3976" calcext:value-type="float">
            <text:p>181.1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9-04-02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0448" calcext:value-type="float">
            <text:p>181.1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9-03-0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3496" calcext:value-type="float">
            <text:p>181.1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9-02-03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8836" calcext:value-type="float">
            <text:p>181.1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9-01-08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8256" calcext:value-type="float">
            <text:p>181.1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12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5688" calcext:value-type="float">
            <text:p>181.1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11-06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10-21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0656" calcext:value-type="float">
            <text:p>181.2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9-09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8568" calcext:value-type="float">
            <text:p>181.3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83432" calcext:value-type="float">
            <text:p>181.3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8-05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552" calcext:value-type="float">
            <text:p>181.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7-0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7232" calcext:value-type="float">
            <text:p>181.3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9696" calcext:value-type="float">
            <text:p>181.2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5-0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5208" calcext:value-type="float">
            <text:p>181.1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4-0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5584" calcext:value-type="float">
            <text:p>181.0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3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2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1096" calcext:value-type="float">
            <text:p>180.9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1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7568" calcext:value-type="float">
            <text:p>180.9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5272" calcext:value-type="float">
            <text:p>180.8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12-1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17088" calcext:value-type="float">
            <text:p>180.9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11-01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10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2432" calcext:value-type="float">
            <text:p>181.0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264" calcext:value-type="float">
            <text:p>181.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9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93872" calcext:value-type="float">
            <text:p>181.0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8-0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03016" calcext:value-type="float">
            <text:p>181.1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7-03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8152" calcext:value-type="float">
            <text:p>181.0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6-06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3664" calcext:value-type="float">
            <text:p>180.9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5-0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2328" calcext:value-type="float">
            <text:p>180.9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4-0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3-1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6984" calcext:value-type="float">
            <text:p>180.8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2-27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688" calcext:value-type="float">
            <text:p>180.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2-0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7-01-03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8696" calcext:value-type="float">
            <text:p>180.8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12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2328" calcext:value-type="float">
            <text:p>180.9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11-15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9656" calcext:value-type="float">
            <text:p>180.8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11-0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5" calcext:value-type="float">
            <text:p>180.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9-05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85312" calcext:value-type="float">
            <text:p>181.1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8-01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5208" calcext:value-type="float">
            <text:p>181.1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7-20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99968" calcext:value-type="float">
            <text:p>181.0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6-1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5104" calcext:value-type="float">
            <text:p>181.0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5-11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2432" calcext:value-type="float">
            <text:p>181.0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4-0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3768" calcext:value-type="float">
            <text:p>181.0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3-09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8904" calcext:value-type="float">
            <text:p>180.9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2-0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3288" calcext:value-type="float">
            <text:p>180.9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6-01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8528" calcext:value-type="float">
            <text:p>181.0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12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5104" calcext:value-type="float">
            <text:p>181.0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12-07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7296" calcext:value-type="float">
            <text:p>181.0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11-0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168" calcext:value-type="float">
            <text:p>181.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10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10-03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2744" calcext:value-type="float">
            <text:p>181.2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4936" calcext:value-type="float">
            <text:p>181.2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98" calcext:value-type="float">
            <text:p>181.2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9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91992" calcext:value-type="float">
            <text:p>181.2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0656" calcext:value-type="float">
            <text:p>181.2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9-07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52368" calcext:value-type="float">
            <text:p>181.2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456" calcext:value-type="float">
            <text:p>181.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0176" calcext:value-type="float">
            <text:p>181.2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7984" calcext:value-type="float">
            <text:p>181.2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5792" calcext:value-type="float">
            <text:p>181.2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91408" calcext:value-type="float">
            <text:p>181.1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3976" calcext:value-type="float">
            <text:p>181.1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8-0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9216" calcext:value-type="float">
            <text:p>181.1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91408" calcext:value-type="float">
            <text:p>181.1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36" calcext:value-type="float">
            <text:p>181.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7-07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312" calcext:value-type="float">
            <text:p>181.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0928" calcext:value-type="float">
            <text:p>181.1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5688" calcext:value-type="float">
            <text:p>181.1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8256" calcext:value-type="float">
            <text:p>181.1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6-2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24352" calcext:value-type="float">
            <text:p>181.1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6-2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9008" calcext:value-type="float">
            <text:p>181.0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4624" calcext:value-type="float">
            <text:p>181.0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2432" calcext:value-type="float">
            <text:p>181.0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6-07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024" calcext:value-type="float">
            <text:p>180.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1576" calcext:value-type="float">
            <text:p>181.0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7296" calcext:value-type="float">
            <text:p>181.0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8152" calcext:value-type="float">
            <text:p>181.0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4248" calcext:value-type="float">
            <text:p>181.0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3392" calcext:value-type="float">
            <text:p>181.0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3392" calcext:value-type="float">
            <text:p>181.0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8632" calcext:value-type="float">
            <text:p>181.0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4-2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5104" calcext:value-type="float">
            <text:p>181.0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3392" calcext:value-type="float">
            <text:p>181.0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0344" calcext:value-type="float">
            <text:p>181.0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0344" calcext:value-type="float">
            <text:p>181.0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0344" calcext:value-type="float">
            <text:p>181.0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7776" calcext:value-type="float">
            <text:p>181.0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5584" calcext:value-type="float">
            <text:p>181.0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2912" calcext:value-type="float">
            <text:p>181.0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4624" calcext:value-type="float">
            <text:p>181.0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3768" calcext:value-type="float">
            <text:p>181.0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0344" calcext:value-type="float">
            <text:p>181.0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2056" calcext:value-type="float">
            <text:p>181.0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3-0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6816" calcext:value-type="float">
            <text:p>181.0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1576" calcext:value-type="float">
            <text:p>181.0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8528" calcext:value-type="float">
            <text:p>181.0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9008" calcext:value-type="float">
            <text:p>181.0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6816" calcext:value-type="float">
            <text:p>181.0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3288" calcext:value-type="float">
            <text:p>180.9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2-02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9864" calcext:value-type="float">
            <text:p>181.0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1576" calcext:value-type="float">
            <text:p>181.0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3288" calcext:value-type="float">
            <text:p>180.9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1096" calcext:value-type="float">
            <text:p>180.9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4624" calcext:value-type="float">
            <text:p>181.0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5856" calcext:value-type="float">
            <text:p>180.9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5-01-0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8048" calcext:value-type="float">
            <text:p>180.9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07944" calcext:value-type="float">
            <text:p>180.9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2-2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5376" calcext:value-type="float">
            <text:p>180.9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452" calcext:value-type="float">
            <text:p>180.9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2808" calcext:value-type="float">
            <text:p>180.9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2328" calcext:value-type="float">
            <text:p>180.9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2-07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6608" calcext:value-type="float">
            <text:p>180.8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6608" calcext:value-type="float">
            <text:p>180.8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6232" calcext:value-type="float">
            <text:p>180.9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9656" calcext:value-type="float">
            <text:p>180.8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6232" calcext:value-type="float">
            <text:p>180.9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6712" calcext:value-type="float">
            <text:p>180.9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2808" calcext:value-type="float">
            <text:p>180.9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3664" calcext:value-type="float">
            <text:p>180.9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8424" calcext:value-type="float">
            <text:p>180.9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0616" calcext:value-type="float">
            <text:p>180.9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8048" calcext:value-type="float">
            <text:p>180.9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548" calcext:value-type="float">
            <text:p>181.0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10-05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024" calcext:value-type="float">
            <text:p>180.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548" calcext:value-type="float">
            <text:p>181.0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6816" calcext:value-type="float">
            <text:p>181.0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2056" calcext:value-type="float">
            <text:p>181.0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3768" calcext:value-type="float">
            <text:p>181.0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9864" calcext:value-type="float">
            <text:p>181.0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9-0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2912" calcext:value-type="float">
            <text:p>181.0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8152" calcext:value-type="float">
            <text:p>181.0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9008" calcext:value-type="float">
            <text:p>181.0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3392" calcext:value-type="float">
            <text:p>181.0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9488" calcext:value-type="float">
            <text:p>181.0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168" calcext:value-type="float">
            <text:p>181.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4728" calcext:value-type="float">
            <text:p>181.0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8-0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7776" calcext:value-type="float">
            <text:p>181.0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4728" calcext:value-type="float">
            <text:p>181.0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93872" calcext:value-type="float">
            <text:p>181.0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4728" calcext:value-type="float">
            <text:p>181.0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2536" calcext:value-type="float">
            <text:p>181.0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7296" calcext:value-type="float">
            <text:p>181.0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7-0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12" calcext:value-type="float">
            <text:p>181.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644" calcext:value-type="float">
            <text:p>181.0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596" calcext:value-type="float">
            <text:p>181.0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9384" calcext:value-type="float">
            <text:p>180.9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9384" calcext:value-type="float">
            <text:p>180.9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1096" calcext:value-type="float">
            <text:p>180.9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6-0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9384" calcext:value-type="float">
            <text:p>180.9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3288" calcext:value-type="float">
            <text:p>180.9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8048" calcext:value-type="float">
            <text:p>180.9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976" calcext:value-type="float">
            <text:p>180.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452" calcext:value-type="float">
            <text:p>180.9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0512" calcext:value-type="float">
            <text:p>180.8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1404" calcext:value-type="float">
            <text:p>180.9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6128" calcext:value-type="float">
            <text:p>180.8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0032" calcext:value-type="float">
            <text:p>180.8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8696" calcext:value-type="float">
            <text:p>180.8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4312" calcext:value-type="float">
            <text:p>180.8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3-30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8216" calcext:value-type="float">
            <text:p>180.7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6504" calcext:value-type="float">
            <text:p>180.8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832" calcext:value-type="float">
            <text:p>180.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3-16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0032" calcext:value-type="float">
            <text:p>180.8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3456" calcext:value-type="float">
            <text:p>180.8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2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1264" calcext:value-type="float">
            <text:p>180.8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9928" calcext:value-type="float">
            <text:p>180.7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7736" calcext:value-type="float">
            <text:p>180.7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4688" calcext:value-type="float">
            <text:p>180.7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164" calcext:value-type="float">
            <text:p>180.7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2-04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2016" calcext:value-type="float">
            <text:p>180.7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34208" calcext:value-type="float">
            <text:p>180.7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5544" calcext:value-type="float">
            <text:p>180.7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0784" calcext:value-type="float">
            <text:p>180.7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64" calcext:value-type="float">
            <text:p>180.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1-14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0784" calcext:value-type="float">
            <text:p>180.7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4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9824" calcext:value-type="float">
            <text:p>180.7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2872" calcext:value-type="float">
            <text:p>180.7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5064" calcext:value-type="float">
            <text:p>180.7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4688" calcext:value-type="float">
            <text:p>180.7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8488" calcext:value-type="float">
            <text:p>180.6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2-0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2016" calcext:value-type="float">
            <text:p>180.7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7632" calcext:value-type="float">
            <text:p>180.6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02" calcext:value-type="float">
            <text:p>180.6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7632" calcext:value-type="float">
            <text:p>180.6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1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1536" calcext:value-type="float">
            <text:p>180.6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9344" calcext:value-type="float">
            <text:p>180.6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544" calcext:value-type="float">
            <text:p>180.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4584" calcext:value-type="float">
            <text:p>180.6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3248" calcext:value-type="float">
            <text:p>180.6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0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12288" calcext:value-type="float">
            <text:p>180.6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0-24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3728" calcext:value-type="float">
            <text:p>180.7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068" calcext:value-type="float">
            <text:p>180.7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0-07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8488" calcext:value-type="float">
            <text:p>180.6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2872" calcext:value-type="float">
            <text:p>180.7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5064" calcext:value-type="float">
            <text:p>180.7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592" calcext:value-type="float">
            <text:p>180.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2016" calcext:value-type="float">
            <text:p>180.7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37256" calcext:value-type="float">
            <text:p>180.7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9-03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37256" calcext:value-type="float">
            <text:p>180.7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2016" calcext:value-type="float">
            <text:p>180.7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592" calcext:value-type="float">
            <text:p>180.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068" calcext:value-type="float">
            <text:p>180.7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068" calcext:value-type="float">
            <text:p>180.7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068" calcext:value-type="float">
            <text:p>180.7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8-0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4584" calcext:value-type="float">
            <text:p>180.6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4584" calcext:value-type="float">
            <text:p>180.6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7632" calcext:value-type="float">
            <text:p>180.6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068" calcext:value-type="float">
            <text:p>180.7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068" calcext:value-type="float">
            <text:p>180.7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64104" calcext:value-type="float">
            <text:p>180.6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5496" calcext:value-type="float">
            <text:p>180.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33624" calcext:value-type="float">
            <text:p>180.6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7-01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12288" calcext:value-type="float">
            <text:p>180.6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6192" calcext:value-type="float">
            <text:p>180.6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6192" calcext:value-type="float">
            <text:p>180.6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6088" calcext:value-type="float">
            <text:p>180.5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6088" calcext:value-type="float">
            <text:p>180.5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6-1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0848" calcext:value-type="float">
            <text:p>180.5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6-0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99512" calcext:value-type="float">
            <text:p>180.4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9032" calcext:value-type="float">
            <text:p>180.4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3312" calcext:value-type="float">
            <text:p>180.4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3312" calcext:value-type="float">
            <text:p>180.4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2832" calcext:value-type="float">
            <text:p>180.3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5-12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2832" calcext:value-type="float">
            <text:p>180.3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1112" calcext:value-type="float">
            <text:p>180.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1976" calcext:value-type="float">
            <text:p>180.4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8928" calcext:value-type="float">
            <text:p>180.3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064" calcext:value-type="float">
            <text:p>180.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1976" calcext:value-type="float">
            <text:p>180.4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31872" calcext:value-type="float">
            <text:p>180.3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2352" calcext:value-type="float">
            <text:p>180.3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4-07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6736" calcext:value-type="float">
            <text:p>180.3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4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8824" calcext:value-type="float">
            <text:p>180.3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8824" calcext:value-type="float">
            <text:p>180.3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56256" calcext:value-type="float">
            <text:p>180.3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968" calcext:value-type="float">
            <text:p>180.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2248" calcext:value-type="float">
            <text:p>180.2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6632" calcext:value-type="float">
            <text:p>180.3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2248" calcext:value-type="float">
            <text:p>180.2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2248" calcext:value-type="float">
            <text:p>180.2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2248" calcext:value-type="float">
            <text:p>180.2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8344" calcext:value-type="float">
            <text:p>180.2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2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2248" calcext:value-type="float">
            <text:p>180.2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396" calcext:value-type="float">
            <text:p>180.2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7384" calcext:value-type="float">
            <text:p>180.2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872" calcext:value-type="float">
            <text:p>180.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3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0328" calcext:value-type="float">
            <text:p>180.1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6904" calcext:value-type="float">
            <text:p>180.2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8616" calcext:value-type="float">
            <text:p>180.1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9-2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9096" calcext:value-type="float">
            <text:p>180.2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8616" calcext:value-type="float">
            <text:p>180.1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06" calcext:value-type="float">
            <text:p>180.0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9264" calcext:value-type="float">
            <text:p>180.0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7072" calcext:value-type="float">
            <text:p>180.0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02688" calcext:value-type="float">
            <text:p>180.0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44" calcext:value-type="float">
            <text:p>179.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3064" calcext:value-type="float">
            <text:p>179.9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50872" calcext:value-type="float">
            <text:p>179.9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6488" calcext:value-type="float">
            <text:p>179.9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14296" calcext:value-type="float">
            <text:p>179.9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53336" calcext:value-type="float">
            <text:p>179.8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5-15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3712" calcext:value-type="float">
            <text:p>179.8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3712" calcext:value-type="float">
            <text:p>179.8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07616" calcext:value-type="float">
            <text:p>179.8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3232" calcext:value-type="float">
            <text:p>179.7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0184" calcext:value-type="float">
            <text:p>179.7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61896" calcext:value-type="float">
            <text:p>179.7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532" calcext:value-type="float">
            <text:p>179.7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628" calcext:value-type="float">
            <text:p>179.7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4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52752" calcext:value-type="float">
            <text:p>179.7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58848" calcext:value-type="float">
            <text:p>179.7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58848" calcext:value-type="float">
            <text:p>179.7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558" calcext:value-type="float">
            <text:p>179.7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8368" calcext:value-type="float">
            <text:p>179.7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008" calcext:value-type="float">
            <text:p>179.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07032" calcext:value-type="float">
            <text:p>179.7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91792" calcext:value-type="float">
            <text:p>179.6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58848" calcext:value-type="float">
            <text:p>179.7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9224" calcext:value-type="float">
            <text:p>179.7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6176" calcext:value-type="float">
            <text:p>179.7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8368" calcext:value-type="float">
            <text:p>179.7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796" calcext:value-type="float">
            <text:p>179.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85696" calcext:value-type="float">
            <text:p>179.6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3388" calcext:value-type="float">
            <text:p>179.6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1864" calcext:value-type="float">
            <text:p>179.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24736" calcext:value-type="float">
            <text:p>179.6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6436" calcext:value-type="float">
            <text:p>179.6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2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24736" calcext:value-type="float">
            <text:p>179.6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9016" calcext:value-type="float">
            <text:p>179.5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00352" calcext:value-type="float">
            <text:p>179.6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24152" calcext:value-type="float">
            <text:p>179.5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9872" calcext:value-type="float">
            <text:p>179.5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2-14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78432" calcext:value-type="float">
            <text:p>179.4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18056" calcext:value-type="float">
            <text:p>179.5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21104" calcext:value-type="float">
            <text:p>179.5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292" calcext:value-type="float">
            <text:p>179.5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5488" calcext:value-type="float">
            <text:p>179.5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5968" calcext:value-type="float">
            <text:p>179.5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9016" calcext:value-type="float">
            <text:p>179.5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5968" calcext:value-type="float">
            <text:p>179.5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5768" calcext:value-type="float">
            <text:p>179.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8536" calcext:value-type="float">
            <text:p>179.5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292" calcext:value-type="float">
            <text:p>179.5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5488" calcext:value-type="float">
            <text:p>179.5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85112" calcext:value-type="float">
            <text:p>179.5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3776" calcext:value-type="float">
            <text:p>179.5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51584" calcext:value-type="float">
            <text:p>179.5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292" calcext:value-type="float">
            <text:p>179.5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36344" calcext:value-type="float">
            <text:p>179.5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9872" calcext:value-type="float">
            <text:p>179.5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3776" calcext:value-type="float">
            <text:p>179.5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9872" calcext:value-type="float">
            <text:p>179.5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8536" calcext:value-type="float">
            <text:p>179.5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3776" calcext:value-type="float">
            <text:p>179.5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5968" calcext:value-type="float">
            <text:p>179.5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54632" calcext:value-type="float">
            <text:p>179.5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292" calcext:value-type="float">
            <text:p>179.5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97304" calcext:value-type="float">
            <text:p>179.5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5968" calcext:value-type="float">
            <text:p>179.5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82064" calcext:value-type="float">
            <text:p>179.5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5768" calcext:value-type="float">
            <text:p>179.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8536" calcext:value-type="float">
            <text:p>179.5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33296" calcext:value-type="float">
            <text:p>179.5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08912" calcext:value-type="float">
            <text:p>179.5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15008" calcext:value-type="float">
            <text:p>179.5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9672" calcext:value-type="float">
            <text:p>179.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84528" calcext:value-type="float">
            <text:p>179.4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75384" calcext:value-type="float">
            <text:p>179.4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87576" calcext:value-type="float">
            <text:p>179.4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6624" calcext:value-type="float">
            <text:p>179.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29664" calcext:value-type="float">
            <text:p>179.4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26616" calcext:value-type="float">
            <text:p>179.4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32712" calcext:value-type="float">
            <text:p>179.4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99184" calcext:value-type="float">
            <text:p>179.3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9004" calcext:value-type="float">
            <text:p>179.3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68704" calcext:value-type="float">
            <text:p>179.3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71752" calcext:value-type="float">
            <text:p>179.3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32128" calcext:value-type="float">
            <text:p>179.3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47368" calcext:value-type="float">
            <text:p>179.3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56512" calcext:value-type="float">
            <text:p>179.3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71168" calcext:value-type="float">
            <text:p>179.2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38224" calcext:value-type="float">
            <text:p>179.3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0312" calcext:value-type="float">
            <text:p>179.2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986" calcext:value-type="float">
            <text:p>179.2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01648" calcext:value-type="float">
            <text:p>179.3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9456" calcext:value-type="float">
            <text:p>179.2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92504" calcext:value-type="float">
            <text:p>179.2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0312" calcext:value-type="float">
            <text:p>179.2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5288" calcext:value-type="float">
            <text:p>179.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6408" calcext:value-type="float">
            <text:p>179.2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49832" calcext:value-type="float">
            <text:p>179.2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6812" calcext:value-type="float">
            <text:p>179.2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62024" calcext:value-type="float">
            <text:p>179.2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3764" calcext:value-type="float">
            <text:p>179.2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01064" calcext:value-type="float">
            <text:p>179.2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8496" calcext:value-type="float">
            <text:p>179.2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55928" calcext:value-type="float">
            <text:p>179.2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24" calcext:value-type="float">
            <text:p>179.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71168" calcext:value-type="float">
            <text:p>179.2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5448" calcext:value-type="float">
            <text:p>179.2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10208" calcext:value-type="float">
            <text:p>179.2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1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19352" calcext:value-type="float">
            <text:p>179.2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24" calcext:value-type="float">
            <text:p>179.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43736" calcext:value-type="float">
            <text:p>179.2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13256" calcext:value-type="float">
            <text:p>179.2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58392" calcext:value-type="float">
            <text:p>179.1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6144" calcext:value-type="float">
            <text:p>179.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01064" calcext:value-type="float">
            <text:p>179.2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19352" calcext:value-type="float">
            <text:p>179.2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12672" calcext:value-type="float">
            <text:p>179.1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85824" calcext:value-type="float">
            <text:p>179.1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10208" calcext:value-type="float">
            <text:p>179.2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79728" calcext:value-type="float">
            <text:p>179.1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70584" calcext:value-type="float">
            <text:p>179.1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01064" calcext:value-type="float">
            <text:p>179.2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5448" calcext:value-type="float">
            <text:p>179.2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5288" calcext:value-type="float">
            <text:p>179.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5288" calcext:value-type="float">
            <text:p>179.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0312" calcext:value-type="float">
            <text:p>179.2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40688" calcext:value-type="float">
            <text:p>179.2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04696" calcext:value-type="float">
            <text:p>179.3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336" calcext:value-type="float">
            <text:p>179.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07744" calcext:value-type="float">
            <text:p>179.3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9456" calcext:value-type="float">
            <text:p>179.2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986" calcext:value-type="float">
            <text:p>179.2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92504" calcext:value-type="float">
            <text:p>179.2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41272" calcext:value-type="float">
            <text:p>179.3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2908" calcext:value-type="float">
            <text:p>179.3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986" calcext:value-type="float">
            <text:p>179.2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22984" calcext:value-type="float">
            <text:p>179.3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26032" calcext:value-type="float">
            <text:p>179.3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22984" calcext:value-type="float">
            <text:p>179.3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10792" calcext:value-type="float">
            <text:p>179.3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16888" calcext:value-type="float">
            <text:p>179.3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1384" calcext:value-type="float">
            <text:p>179.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986" calcext:value-type="float">
            <text:p>179.2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6408" calcext:value-type="float">
            <text:p>179.2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65072" calcext:value-type="float">
            <text:p>179.2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3764" calcext:value-type="float">
            <text:p>179.2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88872" calcext:value-type="float">
            <text:p>179.1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70584" calcext:value-type="float">
            <text:p>179.1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79728" calcext:value-type="float">
            <text:p>179.1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49248" calcext:value-type="float">
            <text:p>179.1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91336" calcext:value-type="float">
            <text:p>179.0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9144" calcext:value-type="float">
            <text:p>179.0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5476" calcext:value-type="float">
            <text:p>179.0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" calcext:value-type="float">
            <text:p>17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2428" calcext:value-type="float">
            <text:p>179.0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60856" calcext:value-type="float">
            <text:p>179.0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952" calcext:value-type="float">
            <text:p>179.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87704" calcext:value-type="float">
            <text:p>178.9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3424" calcext:value-type="float">
            <text:p>179.0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3424" calcext:value-type="float">
            <text:p>179.0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51712" calcext:value-type="float">
            <text:p>179.0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38" calcext:value-type="float">
            <text:p>178.9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21232" calcext:value-type="float">
            <text:p>179.0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0752" calcext:value-type="float">
            <text:p>178.9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2428" calcext:value-type="float">
            <text:p>179.0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2944" calcext:value-type="float">
            <text:p>179.0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0376" calcext:value-type="float">
            <text:p>179.0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3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5476" calcext:value-type="float">
            <text:p>179.0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81608" calcext:value-type="float">
            <text:p>178.9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2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51712" calcext:value-type="float">
            <text:p>179.0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60856" calcext:value-type="float">
            <text:p>179.0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2568" calcext:value-type="float">
            <text:p>179.0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2192" calcext:value-type="float">
            <text:p>179.0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0376" calcext:value-type="float">
            <text:p>179.0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51712" calcext:value-type="float">
            <text:p>179.0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2568" calcext:value-type="float">
            <text:p>179.0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12088" calcext:value-type="float">
            <text:p>179.0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0376" calcext:value-type="float">
            <text:p>179.0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2568" calcext:value-type="float">
            <text:p>179.0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12088" calcext:value-type="float">
            <text:p>179.0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2000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952" calcext:value-type="float">
            <text:p>179.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5992" calcext:value-type="float">
            <text:p>179.0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8664" calcext:value-type="float">
            <text:p>179.0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8664" calcext:value-type="float">
            <text:p>179.0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8936" calcext:value-type="float">
            <text:p>178.9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15136" calcext:value-type="float">
            <text:p>179.0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0376" calcext:value-type="float">
            <text:p>179.0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904" calcext:value-type="float">
            <text:p>179.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904" calcext:value-type="float">
            <text:p>179.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5992" calcext:value-type="float">
            <text:p>179.0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3424" calcext:value-type="float">
            <text:p>179.0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6472" calcext:value-type="float">
            <text:p>179.0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57808" calcext:value-type="float">
            <text:p>179.0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60856" calcext:value-type="float">
            <text:p>179.0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91336" calcext:value-type="float">
            <text:p>179.0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12672" calcext:value-type="float">
            <text:p>179.1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524" calcext:value-type="float">
            <text:p>179.0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1572" calcext:value-type="float">
            <text:p>179.1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94384" calcext:value-type="float">
            <text:p>179.0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15136" calcext:value-type="float">
            <text:p>179.0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38" calcext:value-type="float">
            <text:p>178.9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81024" calcext:value-type="float">
            <text:p>178.8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5664" calcext:value-type="float">
            <text:p>178.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9312" calcext:value-type="float">
            <text:p>178.8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3216" calcext:value-type="float">
            <text:p>178.8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3696" calcext:value-type="float">
            <text:p>178.9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7224" calcext:value-type="float">
            <text:p>178.9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13968" calcext:value-type="float">
            <text:p>178.8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4808" calcext:value-type="float">
            <text:p>178.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50544" calcext:value-type="float">
            <text:p>178.8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0752" calcext:value-type="float">
            <text:p>178.9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2944" calcext:value-type="float">
            <text:p>179.0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8-2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2192" calcext:value-type="float">
            <text:p>179.0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2192" calcext:value-type="float">
            <text:p>179.0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12088" calcext:value-type="float">
            <text:p>179.0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12088" calcext:value-type="float">
            <text:p>179.0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18184" calcext:value-type="float">
            <text:p>179.0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66368" calcext:value-type="float">
            <text:p>178.9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9312" calcext:value-type="float">
            <text:p>178.8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8-01-22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9896" calcext:value-type="float">
            <text:p>178.9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12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3424" calcext:value-type="float">
            <text:p>179.0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11-2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3424" calcext:value-type="float">
            <text:p>179.0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8288" calcext:value-type="float">
            <text:p>179.0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9-2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98016" calcext:value-type="float">
            <text:p>179.1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8-2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336" calcext:value-type="float">
            <text:p>179.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7-2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95552" calcext:value-type="float">
            <text:p>179.2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6-23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85824" calcext:value-type="float">
            <text:p>179.1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5-21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9456" calcext:value-type="float">
            <text:p>179.2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4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32128" calcext:value-type="float">
            <text:p>179.3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3-2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99184" calcext:value-type="float">
            <text:p>179.3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11376" calcext:value-type="float">
            <text:p>179.4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7-01-21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99184" calcext:value-type="float">
            <text:p>179.3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12-2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54048" calcext:value-type="float">
            <text:p>179.4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12-0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32712" calcext:value-type="float">
            <text:p>179.4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10-2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272" calcext:value-type="float">
            <text:p>179.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10-0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82064" calcext:value-type="float">
            <text:p>179.5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9-2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21688" calcext:value-type="float">
            <text:p>179.6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70456" calcext:value-type="float">
            <text:p>179.6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55216" calcext:value-type="float">
            <text:p>179.6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57096" calcext:value-type="float">
            <text:p>179.4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99768" calcext:value-type="float">
            <text:p>179.4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05864" calcext:value-type="float">
            <text:p>179.5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8536" calcext:value-type="float">
            <text:p>179.5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05864" calcext:value-type="float">
            <text:p>179.5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8148" calcext:value-type="float">
            <text:p>179.4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1196" calcext:value-type="float">
            <text:p>179.5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15008" calcext:value-type="float">
            <text:p>179.5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69872" calcext:value-type="float">
            <text:p>179.5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70456" calcext:value-type="float">
            <text:p>179.6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9224" calcext:value-type="float">
            <text:p>179.7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61896" calcext:value-type="float">
            <text:p>179.7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628" calcext:value-type="float">
            <text:p>179.7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5048" calcext:value-type="float">
            <text:p>179.8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248" calcext:value-type="float">
            <text:p>179.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41144" calcext:value-type="float">
            <text:p>179.8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58848" calcext:value-type="float">
            <text:p>179.7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74088" calcext:value-type="float">
            <text:p>179.7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22272" calcext:value-type="float">
            <text:p>179.7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9224" calcext:value-type="float">
            <text:p>179.7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9224" calcext:value-type="float">
            <text:p>179.7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676" calcext:value-type="float">
            <text:p>179.8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5424" calcext:value-type="float">
            <text:p>179.7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86864" calcext:value-type="float">
            <text:p>179.8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71624" calcext:value-type="float">
            <text:p>179.8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2376" calcext:value-type="float">
            <text:p>179.7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008" calcext:value-type="float">
            <text:p>179.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52168" calcext:value-type="float">
            <text:p>179.6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73504" calcext:value-type="float">
            <text:p>179.6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30832" calcext:value-type="float">
            <text:p>179.6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97304" calcext:value-type="float">
            <text:p>179.5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8536" calcext:value-type="float">
            <text:p>179.5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244" calcext:value-type="float">
            <text:p>179.5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75384" calcext:value-type="float">
            <text:p>179.4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06448" calcext:value-type="float">
            <text:p>179.6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67408" calcext:value-type="float">
            <text:p>179.6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9808" calcext:value-type="float">
            <text:p>179.8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25904" calcext:value-type="float">
            <text:p>179.8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8472" calcext:value-type="float">
            <text:p>179.7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64944" calcext:value-type="float">
            <text:p>179.7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8472" calcext:value-type="float">
            <text:p>179.7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3232" calcext:value-type="float">
            <text:p>179.7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9224" calcext:value-type="float">
            <text:p>179.7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36928" calcext:value-type="float">
            <text:p>179.6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21688" calcext:value-type="float">
            <text:p>179.6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00352" calcext:value-type="float">
            <text:p>179.6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7292" calcext:value-type="float">
            <text:p>179.5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8536" calcext:value-type="float">
            <text:p>179.5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12544" calcext:value-type="float">
            <text:p>179.6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82064" calcext:value-type="float">
            <text:p>179.5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51584" calcext:value-type="float">
            <text:p>179.5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09496" calcext:value-type="float">
            <text:p>179.6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51584" calcext:value-type="float">
            <text:p>179.5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54048" calcext:value-type="float">
            <text:p>179.4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16888" calcext:value-type="float">
            <text:p>179.3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62024" calcext:value-type="float">
            <text:p>179.2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3764" calcext:value-type="float">
            <text:p>179.2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6144" calcext:value-type="float">
            <text:p>179.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82776" calcext:value-type="float">
            <text:p>179.1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8288" calcext:value-type="float">
            <text:p>179.0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1572" calcext:value-type="float">
            <text:p>179.1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65072" calcext:value-type="float">
            <text:p>179.2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6408" calcext:value-type="float">
            <text:p>179.2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77264" calcext:value-type="float">
            <text:p>179.2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85824" calcext:value-type="float">
            <text:p>179.1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3096" calcext:value-type="float">
            <text:p>179.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3424" calcext:value-type="float">
            <text:p>179.0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57808" calcext:value-type="float">
            <text:p>179.0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38" calcext:value-type="float">
            <text:p>178.9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3696" calcext:value-type="float">
            <text:p>178.9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4552" calcext:value-type="float">
            <text:p>178.9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6264" calcext:value-type="float">
            <text:p>178.8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44448" calcext:value-type="float">
            <text:p>178.8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77976" calcext:value-type="float">
            <text:p>178.8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74928" calcext:value-type="float">
            <text:p>178.8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9896" calcext:value-type="float">
            <text:p>178.9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8664" calcext:value-type="float">
            <text:p>179.0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0048" calcext:value-type="float">
            <text:p>179.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7856" calcext:value-type="float">
            <text:p>178.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72464" calcext:value-type="float">
            <text:p>178.9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6744" calcext:value-type="float">
            <text:p>178.9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62736" calcext:value-type="float">
            <text:p>178.8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17016" calcext:value-type="float">
            <text:p>178.8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8044" calcext:value-type="float">
            <text:p>178.7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90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76808" calcext:value-type="float">
            <text:p>178.6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9" calcext:value-type="float">
            <text:p>178.6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5952" calcext:value-type="float">
            <text:p>178.6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01192" calcext:value-type="float">
            <text:p>178.7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4344" calcext:value-type="float">
            <text:p>178.7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8712" calcext:value-type="float">
            <text:p>178.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1504" calcext:value-type="float">
            <text:p>178.9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8044" calcext:value-type="float">
            <text:p>178.7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25576" calcext:value-type="float">
            <text:p>178.7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5952" calcext:value-type="float">
            <text:p>178.6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13384" calcext:value-type="float">
            <text:p>178.7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34136" calcext:value-type="float">
            <text:p>178.6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8896" calcext:value-type="float">
            <text:p>178.6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184" calcext:value-type="float">
            <text:p>178.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7352" calcext:value-type="float">
            <text:p>178.4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2696" calcext:value-type="float">
            <text:p>178.5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4888" calcext:value-type="float">
            <text:p>178.5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3552" calcext:value-type="float">
            <text:p>178.5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3176" calcext:value-type="float">
            <text:p>178.5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2592" calcext:value-type="float">
            <text:p>178.4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372" calcext:value-type="float">
            <text:p>178.3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0672" calcext:value-type="float">
            <text:p>178.3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704" calcext:value-type="float">
            <text:p>178.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0464" calcext:value-type="float">
            <text:p>178.2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8648" calcext:value-type="float">
            <text:p>178.1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12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5872" calcext:value-type="float">
            <text:p>178.0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11-28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892" calcext:value-type="float">
            <text:p>178.0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10-2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3784" calcext:value-type="float">
            <text:p>178.1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9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8648" calcext:value-type="float">
            <text:p>178.1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8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22656" calcext:value-type="float">
            <text:p>178.2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4848" calcext:value-type="float">
            <text:p>178.2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49504" calcext:value-type="float">
            <text:p>178.1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3784" calcext:value-type="float">
            <text:p>178.1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1592" calcext:value-type="float">
            <text:p>178.0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892" calcext:value-type="float">
            <text:p>178.0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4432" calcext:value-type="float">
            <text:p>177.9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7376" calcext:value-type="float">
            <text:p>177.8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6144" calcext:value-type="float">
            <text:p>177.9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27" calcext:value-type="float">
            <text:p>177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4328" calcext:value-type="float">
            <text:p>177.8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1968" calcext:value-type="float">
            <text:p>178.0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7584" calcext:value-type="float">
            <text:p>178.0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8816" calcext:value-type="float">
            <text:p>177.9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9672" calcext:value-type="float">
            <text:p>177.9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808" calcext:value-type="float">
            <text:p>177.9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38608" calcext:value-type="float">
            <text:p>177.8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8984" calcext:value-type="float">
            <text:p>177.7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3744" calcext:value-type="float">
            <text:p>177.7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1656" calcext:value-type="float">
            <text:p>177.8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604" calcext:value-type="float">
            <text:p>177.8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4328" calcext:value-type="float">
            <text:p>177.8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1656" calcext:value-type="float">
            <text:p>177.8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25248" calcext:value-type="float">
            <text:p>177.6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25248" calcext:value-type="float">
            <text:p>177.6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97816" calcext:value-type="float">
            <text:p>177.5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3076" calcext:value-type="float">
            <text:p>177.5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58192" calcext:value-type="float">
            <text:p>177.5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27712" calcext:value-type="float">
            <text:p>177.5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94184" calcext:value-type="float">
            <text:p>177.4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66752" calcext:value-type="float">
            <text:p>177.4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8088" calcext:value-type="float">
            <text:p>177.4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2952" calcext:value-type="float">
            <text:p>177.5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8024" calcext:value-type="float">
            <text:p>177.7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4412" calcext:value-type="float">
            <text:p>177.7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7376" calcext:value-type="float">
            <text:p>177.8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4536" calcext:value-type="float">
            <text:p>178.0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7584" calcext:value-type="float">
            <text:p>178.0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844" calcext:value-type="float">
            <text:p>178.0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2448" calcext:value-type="float">
            <text:p>178.0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0944" calcext:value-type="float">
            <text:p>178.2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3616" calcext:value-type="float">
            <text:p>178.2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0776" calcext:value-type="float">
            <text:p>178.4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4304" calcext:value-type="float">
            <text:p>178.4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9276" calcext:value-type="float">
            <text:p>178.2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2904" calcext:value-type="float">
            <text:p>178.6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67664" calcext:value-type="float">
            <text:p>178.6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3472" calcext:value-type="float">
            <text:p>178.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56056" calcext:value-type="float">
            <text:p>178.7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07872" calcext:value-type="float">
            <text:p>178.8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98728" calcext:value-type="float">
            <text:p>178.7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47496" calcext:value-type="float">
            <text:p>178.8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414" calcext:value-type="float">
            <text:p>178.8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5888" calcext:value-type="float">
            <text:p>178.9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6264" calcext:value-type="float">
            <text:p>178.8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8288" calcext:value-type="float">
            <text:p>179.0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34008" calcext:value-type="float">
            <text:p>179.1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6096" calcext:value-type="float">
            <text:p>179.0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82192" calcext:value-type="float">
            <text:p>179.0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12672" calcext:value-type="float">
            <text:p>179.1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27912" calcext:value-type="float">
            <text:p>179.1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06576" calcext:value-type="float">
            <text:p>179.1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91336" calcext:value-type="float">
            <text:p>179.0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" calcext:value-type="float">
            <text:p>17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24" calcext:value-type="float">
            <text:p>179.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8336" calcext:value-type="float">
            <text:p>179.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43736" calcext:value-type="float">
            <text:p>179.2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462" calcext:value-type="float">
            <text:p>179.1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12672" calcext:value-type="float">
            <text:p>179.1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9144" calcext:value-type="float">
            <text:p>179.0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38" calcext:value-type="float">
            <text:p>178.9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7224" calcext:value-type="float">
            <text:p>178.9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7224" calcext:value-type="float">
            <text:p>178.9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7224" calcext:value-type="float">
            <text:p>178.9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4808" calcext:value-type="float">
            <text:p>178.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0752" calcext:value-type="float">
            <text:p>178.9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63904" calcext:value-type="float">
            <text:p>179.0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04112" calcext:value-type="float">
            <text:p>179.2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49248" calcext:value-type="float">
            <text:p>179.1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2568" calcext:value-type="float">
            <text:p>179.0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" calcext:value-type="float">
            <text:p>17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84656" calcext:value-type="float">
            <text:p>178.9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284" calcext:value-type="float">
            <text:p>178.9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8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8936" calcext:value-type="float">
            <text:p>178.9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1128" calcext:value-type="float">
            <text:p>178.9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7224" calcext:value-type="float">
            <text:p>178.9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90752" calcext:value-type="float">
            <text:p>178.9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3048" calcext:value-type="float">
            <text:p>179.0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55344" calcext:value-type="float">
            <text:p>179.1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09624" calcext:value-type="float">
            <text:p>179.1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69416" calcext:value-type="float">
            <text:p>178.9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29208" calcext:value-type="float">
            <text:p>178.8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84072" calcext:value-type="float">
            <text:p>178.8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7392" calcext:value-type="float">
            <text:p>178.7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83488" calcext:value-type="float">
            <text:p>178.7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59688" calcext:value-type="float">
            <text:p>178.8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86536" calcext:value-type="float">
            <text:p>178.7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98728" calcext:value-type="float">
            <text:p>178.7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08456" calcext:value-type="float">
            <text:p>178.9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45032" calcext:value-type="float">
            <text:p>178.9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2428" calcext:value-type="float">
            <text:p>179.0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3696" calcext:value-type="float">
            <text:p>178.9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38352" calcext:value-type="float">
            <text:p>178.8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62152" calcext:value-type="float">
            <text:p>178.7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10336" calcext:value-type="float">
            <text:p>178.7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46912" calcext:value-type="float">
            <text:p>178.7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2904" calcext:value-type="float">
            <text:p>178.6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6704" calcext:value-type="float">
            <text:p>178.6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7456" calcext:value-type="float">
            <text:p>178.5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8688" calcext:value-type="float">
            <text:p>178.4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8312" calcext:value-type="float">
            <text:p>178.5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4408" calcext:value-type="float">
            <text:p>178.5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0504" calcext:value-type="float">
            <text:p>178.5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93928" calcext:value-type="float">
            <text:p>178.4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81152" calcext:value-type="float">
            <text:p>178.3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5224" calcext:value-type="float">
            <text:p>178.1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37312" calcext:value-type="float">
            <text:p>178.1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1008" calcext:value-type="float">
            <text:p>177.9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5496" calcext:value-type="float">
            <text:p>178.0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0632" calcext:value-type="float">
            <text:p>178.0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4036" calcext:value-type="float">
            <text:p>178.1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9608" calcext:value-type="float">
            <text:p>178.2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43408" calcext:value-type="float">
            <text:p>178.1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9672" calcext:value-type="float">
            <text:p>177.9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3096" calcext:value-type="float">
            <text:p>177.9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808" calcext:value-type="float">
            <text:p>177.9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4536" calcext:value-type="float">
            <text:p>178.0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0152" calcext:value-type="float">
            <text:p>178.0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748" calcext:value-type="float">
            <text:p>177.9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8128" calcext:value-type="float">
            <text:p>177.8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4328" calcext:value-type="float">
            <text:p>177.8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6728" calcext:value-type="float">
            <text:p>178.0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0256" calcext:value-type="float">
            <text:p>178.0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4056" calcext:value-type="float">
            <text:p>177.9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808" calcext:value-type="float">
            <text:p>177.9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9568" calcext:value-type="float">
            <text:p>177.8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9568" calcext:value-type="float">
            <text:p>177.8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808" calcext:value-type="float">
            <text:p>177.9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4328" calcext:value-type="float">
            <text:p>177.8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9944" calcext:value-type="float">
            <text:p>177.8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38608" calcext:value-type="float">
            <text:p>177.8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4432" calcext:value-type="float">
            <text:p>177.9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1008" calcext:value-type="float">
            <text:p>177.9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7584" calcext:value-type="float">
            <text:p>178.0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1488" calcext:value-type="float">
            <text:p>178.0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8816" calcext:value-type="float">
            <text:p>177.9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6624" calcext:value-type="float">
            <text:p>177.9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0048" calcext:value-type="float">
            <text:p>177.9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0424" calcext:value-type="float">
            <text:p>177.8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1384" calcext:value-type="float">
            <text:p>177.9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9088" calcext:value-type="float">
            <text:p>177.8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72136" calcext:value-type="float">
            <text:p>177.8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7856" calcext:value-type="float">
            <text:p>177.9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5664" calcext:value-type="float">
            <text:p>177.9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72136" calcext:value-type="float">
            <text:p>177.8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6416" calcext:value-type="float">
            <text:p>177.8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2032" calcext:value-type="float">
            <text:p>177.8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7272" calcext:value-type="float">
            <text:p>177.8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5936" calcext:value-type="float">
            <text:p>177.7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3264" calcext:value-type="float">
            <text:p>177.7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3264" calcext:value-type="float">
            <text:p>177.7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2888" calcext:value-type="float">
            <text:p>177.7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7648" calcext:value-type="float">
            <text:p>177.7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8128" calcext:value-type="float">
            <text:p>177.8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3368" calcext:value-type="float">
            <text:p>177.8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2888" calcext:value-type="float">
            <text:p>177.7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0696" calcext:value-type="float">
            <text:p>177.7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0216" calcext:value-type="float">
            <text:p>177.7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58776" calcext:value-type="float">
            <text:p>177.6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04496" calcext:value-type="float">
            <text:p>177.7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3264" calcext:value-type="float">
            <text:p>177.7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7648" calcext:value-type="float">
            <text:p>177.7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364" calcext:value-type="float">
            <text:p>177.7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5456" calcext:value-type="float">
            <text:p>177.7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1928" calcext:value-type="float">
            <text:p>177.7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508" calcext:value-type="float">
            <text:p>177.8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6792" calcext:value-type="float">
            <text:p>177.7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8128" calcext:value-type="float">
            <text:p>177.8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9464" calcext:value-type="float">
            <text:p>177.8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9464" calcext:value-type="float">
            <text:p>177.8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6896" calcext:value-type="float">
            <text:p>177.8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7376" calcext:value-type="float">
            <text:p>177.8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604" calcext:value-type="float">
            <text:p>177.8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604" calcext:value-type="float">
            <text:p>177.8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8712" calcext:value-type="float">
            <text:p>177.9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8712" calcext:value-type="float">
            <text:p>177.9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0424" calcext:value-type="float">
            <text:p>177.8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4328" calcext:value-type="float">
            <text:p>177.8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20904" calcext:value-type="float">
            <text:p>177.9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652" calcext:value-type="float">
            <text:p>177.8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652" calcext:value-type="float">
            <text:p>177.8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3472" calcext:value-type="float">
            <text:p>177.8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9944" calcext:value-type="float">
            <text:p>177.8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3368" calcext:value-type="float">
            <text:p>177.8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9944" calcext:value-type="float">
            <text:p>177.8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652" calcext:value-type="float">
            <text:p>177.8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3368" calcext:value-type="float">
            <text:p>177.8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6416" calcext:value-type="float">
            <text:p>177.8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2992" calcext:value-type="float">
            <text:p>177.8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7648" calcext:value-type="float">
            <text:p>177.7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47168" calcext:value-type="float">
            <text:p>177.7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6312" calcext:value-type="float">
            <text:p>177.7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1176" calcext:value-type="float">
            <text:p>177.8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2408" calcext:value-type="float">
            <text:p>177.7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9736" calcext:value-type="float">
            <text:p>177.7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364" calcext:value-type="float">
            <text:p>177.7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3264" calcext:value-type="float">
            <text:p>177.7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6688" calcext:value-type="float">
            <text:p>177.7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4976" calcext:value-type="float">
            <text:p>177.7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47168" calcext:value-type="float">
            <text:p>177.7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2784" calcext:value-type="float">
            <text:p>177.7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5936" calcext:value-type="float">
            <text:p>177.7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07544" calcext:value-type="float">
            <text:p>177.7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2784" calcext:value-type="float">
            <text:p>177.7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4016" calcext:value-type="float">
            <text:p>177.6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0216" calcext:value-type="float">
            <text:p>177.7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4016" calcext:value-type="float">
            <text:p>177.6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0968" calcext:value-type="float">
            <text:p>177.6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4016" calcext:value-type="float">
            <text:p>177.6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1928" calcext:value-type="float">
            <text:p>177.7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2408" calcext:value-type="float">
            <text:p>177.7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8024" calcext:value-type="float">
            <text:p>177.7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88672" calcext:value-type="float">
            <text:p>177.5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43536" calcext:value-type="float">
            <text:p>177.6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04496" calcext:value-type="float">
            <text:p>177.7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7064" calcext:value-type="float">
            <text:p>177.6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80112" calcext:value-type="float">
            <text:p>177.6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364" calcext:value-type="float">
            <text:p>177.7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89256" calcext:value-type="float">
            <text:p>177.6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8024" calcext:value-type="float">
            <text:p>177.7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2304" calcext:value-type="float">
            <text:p>177.6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9736" calcext:value-type="float">
            <text:p>177.7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4016" calcext:value-type="float">
            <text:p>177.6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2304" calcext:value-type="float">
            <text:p>177.6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0968" calcext:value-type="float">
            <text:p>177.6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2304" calcext:value-type="float">
            <text:p>177.6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07544" calcext:value-type="float">
            <text:p>177.7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86208" calcext:value-type="float">
            <text:p>177.6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40488" calcext:value-type="float">
            <text:p>177.6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55728" calcext:value-type="float">
            <text:p>177.6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5268" calcext:value-type="float">
            <text:p>177.6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364" calcext:value-type="float">
            <text:p>177.7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4872" calcext:value-type="float">
            <text:p>177.6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4976" calcext:value-type="float">
            <text:p>177.7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8024" calcext:value-type="float">
            <text:p>177.7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5936" calcext:value-type="float">
            <text:p>177.7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3744" calcext:value-type="float">
            <text:p>177.7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3556" calcext:value-type="float">
            <text:p>177.8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4224" calcext:value-type="float">
            <text:p>177.8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4224" calcext:value-type="float">
            <text:p>177.8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2888" calcext:value-type="float">
            <text:p>177.7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7752" calcext:value-type="float">
            <text:p>177.8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3848" calcext:value-type="float">
            <text:p>177.8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9088" calcext:value-type="float">
            <text:p>177.8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9944" calcext:value-type="float">
            <text:p>177.8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9088" calcext:value-type="float">
            <text:p>177.8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7376" calcext:value-type="float">
            <text:p>177.8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4328" calcext:value-type="float">
            <text:p>177.8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604" calcext:value-type="float">
            <text:p>177.8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4704" calcext:value-type="float">
            <text:p>177.8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6416" calcext:value-type="float">
            <text:p>177.8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3556" calcext:value-type="float">
            <text:p>177.8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6416" calcext:value-type="float">
            <text:p>177.8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6416" calcext:value-type="float">
            <text:p>177.8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6416" calcext:value-type="float">
            <text:p>177.8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8128" calcext:value-type="float">
            <text:p>177.8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6416" calcext:value-type="float">
            <text:p>177.8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508" calcext:value-type="float">
            <text:p>177.8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3556" calcext:value-type="float">
            <text:p>177.8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7272" calcext:value-type="float">
            <text:p>177.8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7272" calcext:value-type="float">
            <text:p>177.8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7272" calcext:value-type="float">
            <text:p>177.8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1176" calcext:value-type="float">
            <text:p>177.8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2032" calcext:value-type="float">
            <text:p>177.8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1656" calcext:value-type="float">
            <text:p>177.8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1176" calcext:value-type="float">
            <text:p>177.8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2032" calcext:value-type="float">
            <text:p>177.8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7648" calcext:value-type="float">
            <text:p>177.7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1552" calcext:value-type="float">
            <text:p>177.7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4224" calcext:value-type="float">
            <text:p>177.8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6312" calcext:value-type="float">
            <text:p>177.7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4224" calcext:value-type="float">
            <text:p>177.8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38608" calcext:value-type="float">
            <text:p>177.8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5936" calcext:value-type="float">
            <text:p>177.7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8128" calcext:value-type="float">
            <text:p>177.8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41072" calcext:value-type="float">
            <text:p>177.7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2032" calcext:value-type="float">
            <text:p>177.8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2888" calcext:value-type="float">
            <text:p>177.7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5456" calcext:value-type="float">
            <text:p>177.7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508" calcext:value-type="float">
            <text:p>177.8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4412" calcext:value-type="float">
            <text:p>177.7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2784" calcext:value-type="float">
            <text:p>177.7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9736" calcext:value-type="float">
            <text:p>177.7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2304" calcext:value-type="float">
            <text:p>177.6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38608" calcext:value-type="float">
            <text:p>177.8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5456" calcext:value-type="float">
            <text:p>177.7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95936" calcext:value-type="float">
            <text:p>177.7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58776" calcext:value-type="float">
            <text:p>177.6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364" calcext:value-type="float">
            <text:p>177.7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9736" calcext:value-type="float">
            <text:p>177.7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364" calcext:value-type="float">
            <text:p>177.7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86208" calcext:value-type="float">
            <text:p>177.6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25248" calcext:value-type="float">
            <text:p>177.6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04496" calcext:value-type="float">
            <text:p>177.7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8024" calcext:value-type="float">
            <text:p>177.7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2784" calcext:value-type="float">
            <text:p>177.7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8504" calcext:value-type="float">
            <text:p>177.7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41072" calcext:value-type="float">
            <text:p>177.7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58776" calcext:value-type="float">
            <text:p>177.6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5456" calcext:value-type="float">
            <text:p>177.7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46" calcext:value-type="float">
            <text:p>177.7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1928" calcext:value-type="float">
            <text:p>177.7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6312" calcext:value-type="float">
            <text:p>177.7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7648" calcext:value-type="float">
            <text:p>177.7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89256" calcext:value-type="float">
            <text:p>177.6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6688" calcext:value-type="float">
            <text:p>177.7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7272" calcext:value-type="float">
            <text:p>177.8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2992" calcext:value-type="float">
            <text:p>177.8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6312" calcext:value-type="float">
            <text:p>177.7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8504" calcext:value-type="float">
            <text:p>177.7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75184" calcext:value-type="float">
            <text:p>177.8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652" calcext:value-type="float">
            <text:p>177.8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2616" calcext:value-type="float">
            <text:p>177.9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4328" calcext:value-type="float">
            <text:p>177.8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6144" calcext:value-type="float">
            <text:p>177.9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20904" calcext:value-type="float">
            <text:p>177.9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6144" calcext:value-type="float">
            <text:p>177.9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748" calcext:value-type="float">
            <text:p>177.9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1384" calcext:value-type="float">
            <text:p>177.9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8336" calcext:value-type="float">
            <text:p>177.9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1384" calcext:value-type="float">
            <text:p>177.9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1384" calcext:value-type="float">
            <text:p>177.9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4432" calcext:value-type="float">
            <text:p>177.9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8816" calcext:value-type="float">
            <text:p>177.9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1864" calcext:value-type="float">
            <text:p>177.9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4432" calcext:value-type="float">
            <text:p>177.9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4056" calcext:value-type="float">
            <text:p>177.9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0152" calcext:value-type="float">
            <text:p>178.0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4536" calcext:value-type="float">
            <text:p>178.0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1112" calcext:value-type="float">
            <text:p>178.0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5872" calcext:value-type="float">
            <text:p>178.0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6624" calcext:value-type="float">
            <text:p>177.9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4536" calcext:value-type="float">
            <text:p>178.0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0256" calcext:value-type="float">
            <text:p>178.0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5496" calcext:value-type="float">
            <text:p>178.0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892" calcext:value-type="float">
            <text:p>178.0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6248" calcext:value-type="float">
            <text:p>178.0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2344" calcext:value-type="float">
            <text:p>178.0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5496" calcext:value-type="float">
            <text:p>178.0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844" calcext:value-type="float">
            <text:p>178.0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3576" calcext:value-type="float">
            <text:p>177.9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8336" calcext:value-type="float">
            <text:p>177.9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6248" calcext:value-type="float">
            <text:p>178.0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4056" calcext:value-type="float">
            <text:p>177.9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0632" calcext:value-type="float">
            <text:p>178.0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4432" calcext:value-type="float">
            <text:p>177.9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5768" calcext:value-type="float">
            <text:p>177.9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72136" calcext:value-type="float">
            <text:p>177.8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8712" calcext:value-type="float">
            <text:p>177.9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1384" calcext:value-type="float">
            <text:p>177.9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75184" calcext:value-type="float">
            <text:p>177.8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3096" calcext:value-type="float">
            <text:p>177.9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748" calcext:value-type="float">
            <text:p>177.9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8336" calcext:value-type="float">
            <text:p>177.9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7648" calcext:value-type="float">
            <text:p>177.7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3368" calcext:value-type="float">
            <text:p>177.8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3848" calcext:value-type="float">
            <text:p>177.8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6144" calcext:value-type="float">
            <text:p>177.9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808" calcext:value-type="float">
            <text:p>177.9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9568" calcext:value-type="float">
            <text:p>177.8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3096" calcext:value-type="float">
            <text:p>177.9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5664" calcext:value-type="float">
            <text:p>177.9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9568" calcext:value-type="float">
            <text:p>177.8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1008" calcext:value-type="float">
            <text:p>177.9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0528" calcext:value-type="float">
            <text:p>177.9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27" calcext:value-type="float">
            <text:p>177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844" calcext:value-type="float">
            <text:p>178.0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0256" calcext:value-type="float">
            <text:p>178.0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5016" calcext:value-type="float">
            <text:p>178.0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7208" calcext:value-type="float">
            <text:p>178.0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892" calcext:value-type="float">
            <text:p>178.0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5496" calcext:value-type="float">
            <text:p>178.0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94" calcext:value-type="float">
            <text:p>178.0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5496" calcext:value-type="float">
            <text:p>178.0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2928" calcext:value-type="float">
            <text:p>178.1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9024" calcext:value-type="float">
            <text:p>178.1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7688" calcext:value-type="float">
            <text:p>178.0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6832" calcext:value-type="float">
            <text:p>178.1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9024" calcext:value-type="float">
            <text:p>178.1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7688" calcext:value-type="float">
            <text:p>178.0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94" calcext:value-type="float">
            <text:p>178.0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9024" calcext:value-type="float">
            <text:p>178.1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37312" calcext:value-type="float">
            <text:p>178.1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34264" calcext:value-type="float">
            <text:p>178.1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8648" calcext:value-type="float">
            <text:p>178.1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76936" calcext:value-type="float">
            <text:p>178.1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0632" calcext:value-type="float">
            <text:p>178.0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1592" calcext:value-type="float">
            <text:p>178.0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2824" calcext:value-type="float">
            <text:p>178.0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7584" calcext:value-type="float">
            <text:p>178.0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27" calcext:value-type="float">
            <text:p>177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6624" calcext:value-type="float">
            <text:p>177.9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7856" calcext:value-type="float">
            <text:p>177.9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4056" calcext:value-type="float">
            <text:p>177.9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0152" calcext:value-type="float">
            <text:p>178.0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4432" calcext:value-type="float">
            <text:p>177.9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1384" calcext:value-type="float">
            <text:p>177.9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9192" calcext:value-type="float">
            <text:p>177.9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808" calcext:value-type="float">
            <text:p>177.9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3368" calcext:value-type="float">
            <text:p>177.8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23952" calcext:value-type="float">
            <text:p>177.9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70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0424" calcext:value-type="float">
            <text:p>177.8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7752" calcext:value-type="float">
            <text:p>177.8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78232" calcext:value-type="float">
            <text:p>177.8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7376" calcext:value-type="float">
            <text:p>177.8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34976" calcext:value-type="float">
            <text:p>177.7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3368" calcext:value-type="float">
            <text:p>177.8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1552" calcext:value-type="float">
            <text:p>177.7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6896" calcext:value-type="float">
            <text:p>177.8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3472" calcext:value-type="float">
            <text:p>177.8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9088" calcext:value-type="float">
            <text:p>177.8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32512" calcext:value-type="float">
            <text:p>177.8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3472" calcext:value-type="float">
            <text:p>177.8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72136" calcext:value-type="float">
            <text:p>177.8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808" calcext:value-type="float">
            <text:p>177.9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0424" calcext:value-type="float">
            <text:p>177.8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3096" calcext:value-type="float">
            <text:p>177.9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6624" calcext:value-type="float">
            <text:p>177.9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5288" calcext:value-type="float">
            <text:p>177.9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9672" calcext:value-type="float">
            <text:p>177.9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1864" calcext:value-type="float">
            <text:p>177.9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8816" calcext:value-type="float">
            <text:p>177.9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1008" calcext:value-type="float">
            <text:p>177.9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4912" calcext:value-type="float">
            <text:p>177.9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5392" calcext:value-type="float">
            <text:p>178.0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1968" calcext:value-type="float">
            <text:p>178.0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9672" calcext:value-type="float">
            <text:p>177.9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844" calcext:value-type="float">
            <text:p>178.0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9776" calcext:value-type="float">
            <text:p>178.0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5016" calcext:value-type="float">
            <text:p>178.0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94" calcext:value-type="float">
            <text:p>178.0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1968" calcext:value-type="float">
            <text:p>178.0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94" calcext:value-type="float">
            <text:p>178.0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6352" calcext:value-type="float">
            <text:p>178.0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7688" calcext:value-type="float">
            <text:p>178.0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7688" calcext:value-type="float">
            <text:p>178.0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7688" calcext:value-type="float">
            <text:p>178.0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37312" calcext:value-type="float">
            <text:p>178.1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6832" calcext:value-type="float">
            <text:p>178.1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2324" calcext:value-type="float">
            <text:p>178.3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72008" calcext:value-type="float">
            <text:p>178.3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0672" calcext:value-type="float">
            <text:p>178.3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20192" calcext:value-type="float">
            <text:p>178.3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3616" calcext:value-type="float">
            <text:p>178.2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3616" calcext:value-type="float">
            <text:p>178.2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3136" calcext:value-type="float">
            <text:p>178.2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9712" calcext:value-type="float">
            <text:p>178.2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1424" calcext:value-type="float">
            <text:p>178.2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2384" calcext:value-type="float">
            <text:p>178.3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9232" calcext:value-type="float">
            <text:p>178.2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26288" calcext:value-type="float">
            <text:p>178.3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0944" calcext:value-type="float">
            <text:p>178.2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6184" calcext:value-type="float">
            <text:p>178.2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9276" calcext:value-type="float">
            <text:p>178.2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8376" calcext:value-type="float">
            <text:p>178.2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7896" calcext:value-type="float">
            <text:p>178.2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3992" calcext:value-type="float">
            <text:p>178.2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6184" calcext:value-type="float">
            <text:p>178.2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0088" calcext:value-type="float">
            <text:p>178.2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3992" calcext:value-type="float">
            <text:p>178.2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6664" calcext:value-type="float">
            <text:p>178.2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2324" calcext:value-type="float">
            <text:p>178.3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3512" calcext:value-type="float">
            <text:p>178.2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2324" calcext:value-type="float">
            <text:p>178.3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5912" calcext:value-type="float">
            <text:p>178.3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6392" calcext:value-type="float">
            <text:p>178.3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7624" calcext:value-type="float">
            <text:p>178.3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87248" calcext:value-type="float">
            <text:p>178.3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02488" calcext:value-type="float">
            <text:p>178.4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42112" calcext:value-type="float">
            <text:p>178.4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4304" calcext:value-type="float">
            <text:p>178.4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2592" calcext:value-type="float">
            <text:p>178.4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63448" calcext:value-type="float">
            <text:p>178.4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81736" calcext:value-type="float">
            <text:p>178.4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3072" calcext:value-type="float">
            <text:p>178.5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2216" calcext:value-type="float">
            <text:p>178.5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7352" calcext:value-type="float">
            <text:p>178.4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69544" calcext:value-type="float">
            <text:p>178.4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564" calcext:value-type="float">
            <text:p>178.4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81736" calcext:value-type="float">
            <text:p>178.4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63448" calcext:value-type="float">
            <text:p>178.4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96976" calcext:value-type="float">
            <text:p>178.4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944" calcext:value-type="float">
            <text:p>178.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72008" calcext:value-type="float">
            <text:p>178.3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992" calcext:value-type="float">
            <text:p>178.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372" calcext:value-type="float">
            <text:p>178.3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896" calcext:value-type="float">
            <text:p>178.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17144" calcext:value-type="float">
            <text:p>178.3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944" calcext:value-type="float">
            <text:p>178.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5912" calcext:value-type="float">
            <text:p>178.3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3616" calcext:value-type="float">
            <text:p>178.2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6768" calcext:value-type="float">
            <text:p>178.3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0568" calcext:value-type="float">
            <text:p>178.2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9276" calcext:value-type="float">
            <text:p>178.2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5328" calcext:value-type="float">
            <text:p>178.2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1904" calcext:value-type="float">
            <text:p>178.3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3136" calcext:value-type="float">
            <text:p>178.2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0132" calcext:value-type="float">
            <text:p>178.2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9276" calcext:value-type="float">
            <text:p>178.2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3512" calcext:value-type="float">
            <text:p>178.2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2176" calcext:value-type="float">
            <text:p>178.1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0132" calcext:value-type="float">
            <text:p>178.2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2928" calcext:value-type="float">
            <text:p>178.1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43408" calcext:value-type="float">
            <text:p>178.1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4036" calcext:value-type="float">
            <text:p>178.1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8544" calcext:value-type="float">
            <text:p>178.0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2928" calcext:value-type="float">
            <text:p>178.1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2552" calcext:value-type="float">
            <text:p>178.1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0944" calcext:value-type="float">
            <text:p>178.2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14096" calcext:value-type="float">
            <text:p>178.3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2384" calcext:value-type="float">
            <text:p>178.3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7624" calcext:value-type="float">
            <text:p>178.3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75056" calcext:value-type="float">
            <text:p>178.3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2864" calcext:value-type="float">
            <text:p>178.3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72008" calcext:value-type="float">
            <text:p>178.3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02488" calcext:value-type="float">
            <text:p>178.4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3824" calcext:value-type="float">
            <text:p>178.4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08584" calcext:value-type="float">
            <text:p>178.4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4304" calcext:value-type="float">
            <text:p>178.4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81736" calcext:value-type="float">
            <text:p>178.4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136" calcext:value-type="float">
            <text:p>178.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4888" calcext:value-type="float">
            <text:p>178.5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5744" calcext:value-type="float">
            <text:p>178.5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6708" calcext:value-type="float">
            <text:p>178.5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3176" calcext:value-type="float">
            <text:p>178.5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94512" calcext:value-type="float">
            <text:p>178.5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9756" calcext:value-type="float">
            <text:p>178.5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3656" calcext:value-type="float">
            <text:p>178.6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0128" calcext:value-type="float">
            <text:p>178.5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9272" calcext:value-type="float">
            <text:p>178.5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7456" calcext:value-type="float">
            <text:p>178.5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64032" calcext:value-type="float">
            <text:p>178.5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8232" calcext:value-type="float">
            <text:p>178.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0128" calcext:value-type="float">
            <text:p>178.5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0024" calcext:value-type="float">
            <text:p>178.5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612" calcext:value-type="float">
            <text:p>178.5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0024" calcext:value-type="float">
            <text:p>178.5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84784" calcext:value-type="float">
            <text:p>178.4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36016" calcext:value-type="float">
            <text:p>178.4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1468" calcext:value-type="float">
            <text:p>178.4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02488" calcext:value-type="float">
            <text:p>178.4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944" calcext:value-type="float">
            <text:p>178.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2864" calcext:value-type="float">
            <text:p>178.3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842" calcext:value-type="float">
            <text:p>178.3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81152" calcext:value-type="float">
            <text:p>178.3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7624" calcext:value-type="float">
            <text:p>178.3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9276" calcext:value-type="float">
            <text:p>178.2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372" calcext:value-type="float">
            <text:p>178.3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6664" calcext:value-type="float">
            <text:p>178.2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5328" calcext:value-type="float">
            <text:p>178.2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11048" calcext:value-type="float">
            <text:p>178.3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18" calcext:value-type="float">
            <text:p>178.2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3136" calcext:value-type="float">
            <text:p>178.2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8272" calcext:value-type="float">
            <text:p>178.1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28752" calcext:value-type="float">
            <text:p>178.2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18" calcext:value-type="float">
            <text:p>178.2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79984" calcext:value-type="float">
            <text:p>178.1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8648" calcext:value-type="float">
            <text:p>178.1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67792" calcext:value-type="float">
            <text:p>178.1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22656" calcext:value-type="float">
            <text:p>178.2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5224" calcext:value-type="float">
            <text:p>178.1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5392" calcext:value-type="float">
            <text:p>178.0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7084" calcext:value-type="float">
            <text:p>178.1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4036" calcext:value-type="float">
            <text:p>178.1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64744" calcext:value-type="float">
            <text:p>178.1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8168" calcext:value-type="float">
            <text:p>178.1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3784" calcext:value-type="float">
            <text:p>178.1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3784" calcext:value-type="float">
            <text:p>178.1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0464" calcext:value-type="float">
            <text:p>178.2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9608" calcext:value-type="float">
            <text:p>178.2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3992" calcext:value-type="float">
            <text:p>178.2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0464" calcext:value-type="float">
            <text:p>178.2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228" calcext:value-type="float">
            <text:p>178.2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7896" calcext:value-type="float">
            <text:p>178.2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3992" calcext:value-type="float">
            <text:p>178.2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4472" calcext:value-type="float">
            <text:p>178.2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1424" calcext:value-type="float">
            <text:p>178.2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6664" calcext:value-type="float">
            <text:p>178.2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14096" calcext:value-type="float">
            <text:p>178.3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95808" calcext:value-type="float">
            <text:p>178.2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9712" calcext:value-type="float">
            <text:p>178.2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3616" calcext:value-type="float">
            <text:p>178.2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3616" calcext:value-type="float">
            <text:p>178.2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0568" calcext:value-type="float">
            <text:p>178.2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704" calcext:value-type="float">
            <text:p>178.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9232" calcext:value-type="float">
            <text:p>178.2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6184" calcext:value-type="float">
            <text:p>178.2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3992" calcext:value-type="float">
            <text:p>178.2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0944" calcext:value-type="float">
            <text:p>178.2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0568" calcext:value-type="float">
            <text:p>178.2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228" calcext:value-type="float">
            <text:p>178.2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1424" calcext:value-type="float">
            <text:p>178.2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3992" calcext:value-type="float">
            <text:p>178.2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8376" calcext:value-type="float">
            <text:p>178.2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9608" calcext:value-type="float">
            <text:p>178.2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0088" calcext:value-type="float">
            <text:p>178.2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0132" calcext:value-type="float">
            <text:p>178.2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0464" calcext:value-type="float">
            <text:p>178.2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4036" calcext:value-type="float">
            <text:p>178.1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0464" calcext:value-type="float">
            <text:p>178.2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3032" calcext:value-type="float">
            <text:p>178.1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46456" calcext:value-type="float">
            <text:p>178.1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5496" calcext:value-type="float">
            <text:p>178.0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2072" calcext:value-type="float">
            <text:p>178.1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5976" calcext:value-type="float">
            <text:p>178.1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7688" calcext:value-type="float">
            <text:p>178.0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3304" calcext:value-type="float">
            <text:p>178.0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5016" calcext:value-type="float">
            <text:p>178.0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8064" calcext:value-type="float">
            <text:p>178.0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1592" calcext:value-type="float">
            <text:p>178.0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2448" calcext:value-type="float">
            <text:p>178.0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892" calcext:value-type="float">
            <text:p>178.0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97104" calcext:value-type="float">
            <text:p>177.9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9672" calcext:value-type="float">
            <text:p>177.9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9296" calcext:value-type="float">
            <text:p>178.0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4912" calcext:value-type="float">
            <text:p>177.9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8816" calcext:value-type="float">
            <text:p>177.9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27" calcext:value-type="float">
            <text:p>177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796" calcext:value-type="float">
            <text:p>177.9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808" calcext:value-type="float">
            <text:p>177.9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652" calcext:value-type="float">
            <text:p>177.8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748" calcext:value-type="float">
            <text:p>177.9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7856" calcext:value-type="float">
            <text:p>177.9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652" calcext:value-type="float">
            <text:p>177.8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652" calcext:value-type="float">
            <text:p>177.8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6624" calcext:value-type="float">
            <text:p>177.9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8336" calcext:value-type="float">
            <text:p>177.9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2616" calcext:value-type="float">
            <text:p>177.9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652" calcext:value-type="float">
            <text:p>177.8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6144" calcext:value-type="float">
            <text:p>177.9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36144" calcext:value-type="float">
            <text:p>177.9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5768" calcext:value-type="float">
            <text:p>177.9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844" calcext:value-type="float">
            <text:p>178.0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8064" calcext:value-type="float">
            <text:p>178.0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1592" calcext:value-type="float">
            <text:p>178.0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7584" calcext:value-type="float">
            <text:p>178.0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8544" calcext:value-type="float">
            <text:p>178.0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2552" calcext:value-type="float">
            <text:p>178.1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5976" calcext:value-type="float">
            <text:p>178.1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8648" calcext:value-type="float">
            <text:p>178.1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37312" calcext:value-type="float">
            <text:p>178.1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8272" calcext:value-type="float">
            <text:p>178.1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2176" calcext:value-type="float">
            <text:p>178.1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4472" calcext:value-type="float">
            <text:p>178.2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0088" calcext:value-type="float">
            <text:p>178.2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9712" calcext:value-type="float">
            <text:p>178.2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17144" calcext:value-type="float">
            <text:p>178.3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20192" calcext:value-type="float">
            <text:p>178.3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75056" calcext:value-type="float">
            <text:p>178.3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05536" calcext:value-type="float">
            <text:p>178.4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6872" calcext:value-type="float">
            <text:p>178.4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612" calcext:value-type="float">
            <text:p>178.5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3072" calcext:value-type="float">
            <text:p>178.5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564" calcext:value-type="float">
            <text:p>178.4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9648" calcext:value-type="float">
            <text:p>178.5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87832" calcext:value-type="float">
            <text:p>178.4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66" calcext:value-type="float">
            <text:p>178.5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5744" calcext:value-type="float">
            <text:p>178.5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136" calcext:value-type="float">
            <text:p>178.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66" calcext:value-type="float">
            <text:p>178.5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7456" calcext:value-type="float">
            <text:p>178.5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4888" calcext:value-type="float">
            <text:p>178.5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4888" calcext:value-type="float">
            <text:p>178.5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0024" calcext:value-type="float">
            <text:p>178.5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5264" calcext:value-type="float">
            <text:p>178.5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4408" calcext:value-type="float">
            <text:p>178.5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8312" calcext:value-type="float">
            <text:p>178.5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69544" calcext:value-type="float">
            <text:p>178.4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0504" calcext:value-type="float">
            <text:p>178.5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1256" calcext:value-type="float">
            <text:p>178.4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9816" calcext:value-type="float">
            <text:p>178.3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944" calcext:value-type="float">
            <text:p>178.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8232" calcext:value-type="float">
            <text:p>178.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9756" calcext:value-type="float">
            <text:p>178.5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5852" calcext:value-type="float">
            <text:p>178.6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92048" calcext:value-type="float">
            <text:p>178.6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62152" calcext:value-type="float">
            <text:p>178.7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1092" calcext:value-type="float">
            <text:p>178.8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13384" calcext:value-type="float">
            <text:p>178.7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5952" calcext:value-type="float">
            <text:p>178.6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21944" calcext:value-type="float">
            <text:p>178.6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3176" calcext:value-type="float">
            <text:p>178.5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3072" calcext:value-type="float">
            <text:p>178.5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8688" calcext:value-type="float">
            <text:p>178.4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93928" calcext:value-type="float">
            <text:p>178.4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03656" calcext:value-type="float">
            <text:p>178.6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5852" calcext:value-type="float">
            <text:p>178.6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9376" calcext:value-type="float">
            <text:p>178.6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0424" calcext:value-type="float">
            <text:p>178.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82904" calcext:value-type="float">
            <text:p>178.6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55472" calcext:value-type="float">
            <text:p>178.6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15264" calcext:value-type="float">
            <text:p>178.5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184" calcext:value-type="float">
            <text:p>178.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992" calcext:value-type="float">
            <text:p>178.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1468" calcext:value-type="float">
            <text:p>178.4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5912" calcext:value-type="float">
            <text:p>178.3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992" calcext:value-type="float">
            <text:p>178.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9088" calcext:value-type="float">
            <text:p>178.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91464" calcext:value-type="float">
            <text:p>178.5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0232" calcext:value-type="float">
            <text:p>178.6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91464" calcext:value-type="float">
            <text:p>178.5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98144" calcext:value-type="float">
            <text:p>178.6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5852" calcext:value-type="float">
            <text:p>178.6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0424" calcext:value-type="float">
            <text:p>178.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61568" calcext:value-type="float">
            <text:p>178.6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328" calcext:value-type="float">
            <text:p>178.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64032" calcext:value-type="float">
            <text:p>178.5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7352" calcext:value-type="float">
            <text:p>178.4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84784" calcext:value-type="float">
            <text:p>178.4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66" calcext:value-type="float">
            <text:p>178.5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5744" calcext:value-type="float">
            <text:p>178.5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3552" calcext:value-type="float">
            <text:p>178.5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2136" calcext:value-type="float">
            <text:p>178.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564" calcext:value-type="float">
            <text:p>178.4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4304" calcext:value-type="float">
            <text:p>178.4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0672" calcext:value-type="float">
            <text:p>178.3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2324" calcext:value-type="float">
            <text:p>178.3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18" calcext:value-type="float">
            <text:p>178.2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4848" calcext:value-type="float">
            <text:p>178.2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8648" calcext:value-type="float">
            <text:p>178.1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8648" calcext:value-type="float">
            <text:p>178.1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228" calcext:value-type="float">
            <text:p>178.2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56768" calcext:value-type="float">
            <text:p>178.3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944" calcext:value-type="float">
            <text:p>178.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3344" calcext:value-type="float">
            <text:p>178.3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842" calcext:value-type="float">
            <text:p>178.3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1528" calcext:value-type="float">
            <text:p>178.3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4472" calcext:value-type="float">
            <text:p>178.2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64744" calcext:value-type="float">
            <text:p>178.1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60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8168" calcext:value-type="float">
            <text:p>178.1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2824" calcext:value-type="float">
            <text:p>178.0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1488" calcext:value-type="float">
            <text:p>178.0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6728" calcext:value-type="float">
            <text:p>178.0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67792" calcext:value-type="float">
            <text:p>178.1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228" calcext:value-type="float">
            <text:p>178.2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8" calcext:value-type="float">
            <text:p>178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6664" calcext:value-type="float">
            <text:p>178.2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2384" calcext:value-type="float">
            <text:p>178.3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9232" calcext:value-type="float">
            <text:p>178.2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8648" calcext:value-type="float">
            <text:p>178.1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6832" calcext:value-type="float">
            <text:p>178.1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5496" calcext:value-type="float">
            <text:p>178.0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7584" calcext:value-type="float">
            <text:p>178.0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08712" calcext:value-type="float">
            <text:p>177.9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81864" calcext:value-type="float">
            <text:p>177.9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3304" calcext:value-type="float">
            <text:p>178.0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07416" calcext:value-type="float">
            <text:p>178.2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7896" calcext:value-type="float">
            <text:p>178.2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5328" calcext:value-type="float">
            <text:p>178.2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4952" calcext:value-type="float">
            <text:p>178.3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896" calcext:value-type="float">
            <text:p>178.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14096" calcext:value-type="float">
            <text:p>178.3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9712" calcext:value-type="float">
            <text:p>178.2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704" calcext:value-type="float">
            <text:p>178.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2176" calcext:value-type="float">
            <text:p>178.1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8168" calcext:value-type="float">
            <text:p>178.1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9024" calcext:value-type="float">
            <text:p>178.1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51968" calcext:value-type="float">
            <text:p>178.0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9776" calcext:value-type="float">
            <text:p>178.0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2344" calcext:value-type="float">
            <text:p>178.0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844" calcext:value-type="float">
            <text:p>178.0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892" calcext:value-type="float">
            <text:p>178.0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9608" calcext:value-type="float">
            <text:p>178.2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9232" calcext:value-type="float">
            <text:p>178.2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11048" calcext:value-type="float">
            <text:p>178.3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4576" calcext:value-type="float">
            <text:p>178.3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3616" calcext:value-type="float">
            <text:p>178.2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50088" calcext:value-type="float">
            <text:p>178.2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07416" calcext:value-type="float">
            <text:p>178.2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9128" calcext:value-type="float">
            <text:p>178.1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8168" calcext:value-type="float">
            <text:p>178.1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6248" calcext:value-type="float">
            <text:p>178.0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4432" calcext:value-type="float">
            <text:p>177.9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5288" calcext:value-type="float">
            <text:p>177.9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2072" calcext:value-type="float">
            <text:p>178.1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0464" calcext:value-type="float">
            <text:p>178.2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7896" calcext:value-type="float">
            <text:p>178.2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8" calcext:value-type="float">
            <text:p>178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8" calcext:value-type="float">
            <text:p>178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8" calcext:value-type="float">
            <text:p>178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896" calcext:value-type="float">
            <text:p>178.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944" calcext:value-type="float">
            <text:p>178.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896" calcext:value-type="float">
            <text:p>178.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3848" calcext:value-type="float">
            <text:p>178.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704" calcext:value-type="float">
            <text:p>178.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704" calcext:value-type="float">
            <text:p>178.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52" calcext:value-type="float">
            <text:p>178.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704" calcext:value-type="float">
            <text:p>178.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656" calcext:value-type="float">
            <text:p>178.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9464" calcext:value-type="float">
            <text:p>178.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556" calcext:value-type="float">
            <text:p>178.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608" calcext:value-type="float">
            <text:p>178.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12" calcext:value-type="float">
            <text:p>178.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2408" calcext:value-type="float">
            <text:p>177.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8504" calcext:value-type="float">
            <text:p>177.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368" calcext:value-type="float">
            <text:p>178.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5456" calcext:value-type="float">
            <text:p>177.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552" calcext:value-type="float">
            <text:p>177.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08" calcext:value-type="float">
            <text:p>177.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7272" calcext:value-type="float">
            <text:p>177.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24" calcext:value-type="float">
            <text:p>177.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032" calcext:value-type="float">
            <text:p>177.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7648" calcext:value-type="float">
            <text:p>177.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936" calcext:value-type="float">
            <text:p>177.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2888" calcext:value-type="float">
            <text:p>177.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50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0696" calcext:value-type="float">
            <text:p>177.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49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5268" calcext:value-type="float">
            <text:p>177.6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700112470801</text:p>
          </table:table-cell>
          <table:table-cell office:value-type="string" calcext:value-type="string">
            <text:p>1949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39904" calcext:value-type="float">
            <text:p>177.5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421" meta:object-count="0"/>
    <meta:user-defined meta:name="AppVersion">3.0</meta:user-defined>
  </office:meta>
</office:document-meta>
</file>